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55b27" officeooo:paragraph-rsid="00055b27"/>
    </style:style>
    <style:style style:name="P2" style:family="paragraph" style:parent-style-name="Standard">
      <style:text-properties officeooo:rsid="00055b27" officeooo:paragraph-rsid="00055b27"/>
    </style:style>
    <style:style style:name="P3" style:family="paragraph" style:parent-style-name="Standard">
      <style:paragraph-properties fo:text-align="center" style:justify-single-word="false"/>
      <style:text-properties officeooo:rsid="00055b27" officeooo:paragraph-rsid="00055b27"/>
    </style:style>
    <style:style style:name="P4" style:family="paragraph" style:parent-style-name="Standard">
      <style:text-properties fo:font-style="italic" officeooo:rsid="00055b27" officeooo:paragraph-rsid="00055b27" style:font-style-asian="italic" style:font-style-complex="italic"/>
    </style:style>
    <style:style style:name="P5" style:family="paragraph" style:parent-style-name="Standard">
      <style:text-properties officeooo:rsid="0005dff9" officeooo:paragraph-rsid="0005dff9"/>
    </style:style>
    <style:style style:name="P6" style:family="paragraph" style:parent-style-name="Standard">
      <style:text-properties officeooo:rsid="0005dff9" officeooo:paragraph-rsid="00071057"/>
    </style:style>
    <style:style style:name="P7" style:family="paragraph" style:parent-style-name="Standard">
      <style:text-properties officeooo:rsid="00071057" officeooo:paragraph-rsid="00071057"/>
    </style:style>
    <style:style style:name="P8" style:family="paragraph" style:parent-style-name="Standard">
      <style:text-properties officeooo:rsid="00081dab" officeooo:paragraph-rsid="00081dab"/>
    </style:style>
    <style:style style:name="P9" style:family="paragraph" style:parent-style-name="Standard">
      <style:text-properties officeooo:rsid="0008d4c3" officeooo:paragraph-rsid="0008d4c3"/>
    </style:style>
    <style:style style:name="P10" style:family="paragraph" style:parent-style-name="Standard">
      <style:text-properties officeooo:rsid="000a7ed4" officeooo:paragraph-rsid="000a7ed4"/>
    </style:style>
    <style:style style:name="P11" style:family="paragraph" style:parent-style-name="Standard">
      <style:text-properties officeooo:rsid="000dbc7f" officeooo:paragraph-rsid="000dbc7f"/>
    </style:style>
    <style:style style:name="P12" style:family="paragraph" style:parent-style-name="Standard">
      <style:text-properties officeooo:paragraph-rsid="000a7ed4"/>
    </style:style>
    <style:style style:name="P13" style:family="paragraph" style:parent-style-name="Standard">
      <style:text-properties officeooo:rsid="000fbacf" officeooo:paragraph-rsid="000fbacf"/>
    </style:style>
    <style:style style:name="P14" style:family="paragraph" style:parent-style-name="Standard">
      <style:text-properties officeooo:rsid="00107a92" officeooo:paragraph-rsid="00107a92"/>
    </style:style>
    <style:style style:name="P15" style:family="paragraph" style:parent-style-name="Standard" style:list-style-name="L1">
      <style:text-properties officeooo:rsid="00107a92" officeooo:paragraph-rsid="00107a92"/>
    </style:style>
    <style:style style:name="P16" style:family="paragraph" style:parent-style-name="Standard">
      <style:paragraph-properties fo:break-before="page"/>
      <style:text-properties officeooo:rsid="000c3649" officeooo:paragraph-rsid="000c3649"/>
    </style:style>
    <style:style style:name="T1" style:family="text">
      <style:text-properties style:text-position="super 58%"/>
    </style:style>
    <style:style style:name="T2" style:family="text">
      <style:text-properties officeooo:rsid="00071057"/>
    </style:style>
    <style:style style:name="T3" style:family="text">
      <style:text-properties officeooo:rsid="00081da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1057" style:font-weight-asian="bold" style:font-weight-complex="bold"/>
    </style:style>
    <style:style style:name="T6" style:family="text">
      <style:text-properties fo:font-weight="bold" officeooo:rsid="00081dab" style:font-weight-asian="bold" style:font-weight-complex="bold"/>
    </style:style>
    <style:style style:name="T7" style:family="text">
      <style:text-properties officeooo:rsid="0008d4c3"/>
    </style:style>
    <style:style style:name="T8" style:family="text">
      <style:text-properties officeooo:rsid="000a7ed4"/>
    </style:style>
    <style:style style:name="T9" style:family="text">
      <style:text-properties officeooo:rsid="000dbc7f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12pt" style:font-size-asian="12pt" style:font-size-complex="12pt"/>
    </style:style>
    <style:style style:name="T12" style:family="text">
      <style:text-properties style:font-name="Courier New" fo:font-size="12pt" officeooo:rsid="000a7ed4" style:font-size-asian="12pt" style:font-size-complex="12pt"/>
    </style:style>
    <style:style style:name="T13" style:family="text">
      <style:text-properties officeooo:rsid="000fbacf"/>
    </style:style>
    <style:style style:name="T14" style:family="text">
      <style:text-properties style:text-position="0% 100%" officeooo:rsid="000a7ed4"/>
    </style:style>
    <style:style style:name="T15" style:family="text">
      <style:text-properties style:text-position="0% 100%" officeooo:rsid="000fbacf"/>
    </style:style>
    <style:style style:name="T16" style:family="text">
      <style:text-properties officeooo:rsid="00107a92"/>
    </style:style>
    <style:style style:name="T17" style:family="text">
      <style:text-properties officeooo:rsid="0010bbc0"/>
    </style:style>
    <style:style style:name="T18" style:family="text">
      <style:text-properties officeooo:rsid="001242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ildcard</text:span> Sets</text:p>
      <text:p text:style-name="P3">by Sven Nilsen, 2020</text:p>
      <text:p text:style-name="P2"/>
      <text:p text:style-name="P4">In this paper I represent sets that match any set under set equality of undecidable infinitesimals.</text:p>
      <text:p text:style-name="P2"/>
      <text:p text:style-name="P5">An undecidable infinitesimal `x` has the property:</text:p>
      <text:p text:style-name="P5"/>
      <text:p text:style-name="P5"><text:tab/>f(x) ¬= f(x + ε)<text:tab/>∨<text:tab/>f(x) ¬= f(x – ε)</text:p>
      <text:p text:style-name="P5"/>
      <text:p text:style-name="P5"><text:tab/>f : real → bool</text:p>
      <text:p text:style-name="P5"><text:tab/>ε : real</text:p>
      <text:p text:style-name="P5"><text:tab/>ε<text:span text:style-name="T1">2</text:span> = 0</text:p>
      <text:p text:style-name="P5"/>
      <text:p text:style-name="P6">There are <text:span text:style-name="T2">infinite number of</text:span> sets that have this property <text:span text:style-name="T2">everywhere, called “wildcard sets”</text:span>.</text:p>
      <text:p text:style-name="P6"/>
      <text:p text:style-name="P6"><text:span text:style-name="T2">In order to describe wildcard sets, one can define how these sets are constructed locally at infinitesimal level. Each position is separated from the previous one with an infinitesimal `</text:span>ε<text:span text:style-name="T2">`.</text:span></text:p>
      <text:p text:style-name="P6"/>
      <text:p text:style-name="P7">The two most obvious wildcard sets are:</text:p>
      <text:p text:style-name="P5"/>
      <text:p text:style-name="P5"><text:tab/>…<text:span text:style-name="T5">0</text:span><text:span text:style-name="T2">10101010101…<text:tab/><text:tab/>f(0) = 0</text:span></text:p>
      <text:p text:style-name="P5"><text:tab/>…<text:span text:style-name="T5">1</text:span><text:span text:style-name="T2">01010101010…<text:tab/><text:tab/>f(0) = 1</text:span></text:p>
      <text:p text:style-name="P5"/>
      <text:p text:style-name="P8">The <text:span text:style-name="T4">bold digit</text:span> is which value the set returns for `0`.</text:p>
      <text:p text:style-name="P5"/>
      <text:p text:style-name="P7">The two sets above <text:span text:style-name="T3">are the only sets who undecidable infinitesimals are bidirectional everywhere.</text:span></text:p>
      <text:p text:style-name="P8">This means that at every position, the value varies both to the left and to the right.</text:p>
      <text:p text:style-name="P9">Notice that one can construct one set from the other by either flipping all bits or shifting one position.</text:p>
      <text:p text:style-name="P7"/>
      <text:p text:style-name="P9">There are four wildcard sets that are unidirectional everywhere.</text:p>
      <text:p text:style-name="P9">This means that at every position, the value varies to the left or to the right, but not both:</text:p>
      <text:p text:style-name="P7"/>
      <text:p text:style-name="P7"><text:tab/>…<text:span text:style-name="T6">0</text:span><text:span text:style-name="T3">11001100110…</text:span></text:p>
      <text:p text:style-name="P7"><text:tab/>…<text:span text:style-name="T6">1</text:span><text:span text:style-name="T3">00110011001…</text:span></text:p>
      <text:p text:style-name="P7"><text:tab/>…0<text:span text:style-name="T4">1</text:span>1001100110…</text:p>
      <text:p text:style-name="P7"><text:tab/>…1<text:span text:style-name="T4">0</text:span>0110011001…</text:p>
      <text:p text:style-name="P5"/>
      <text:p text:style-name="P9">Notice that these sets can be constructed from any one of them by shifting up to 3 times left or right.</text:p>
      <text:p text:style-name="P5"/>
      <text:p text:style-name="P10">To make it easier to reason about wildcard sets, one can use two letters `U` and `D`:</text:p>
      <text:p text:style-name="P5"/>
      <text:p text:style-name="P5"><text:tab/><text:span text:style-name="T7">U = 01<text:tab/><text:tab/>“up”</text:span></text:p>
      <text:p text:style-name="P5"><text:tab/><text:span text:style-name="T7">D = 10<text:tab/><text:tab/>“down”</text:span></text:p>
      <text:p text:style-name="P5"/>
      <text:p text:style-name="P10">Any wildcard set can be constructed from these two letters.<text:line-break/>Using these letters only, it is impossible to construct a non-wildcard set.</text:p>
      <text:p text:style-name="P16">Since the two letters `U` and `D` are isomorphic to bits, it means that there are equal many wildcard sets as there are ways to define sets of real numbers. While the set of wildcard sets is a subset of the powerset of sets of real numbers, this subset is not smaller than the entire powerset. With other words, the powerset of sets of real numbers <text:span text:style-name="T9">can be thought of as containing itself.</text:span></text:p>
      <text:p text:style-name="P10"/>
      <text:p text:style-name="P10">In any wildcard set, the number of zeroes is equal to the number of ones.</text:p>
      <text:p text:style-name="P10"/>
      <text:p text:style-name="P11">All wildcard sets have the same properties with respect to <text:span text:style-name="T13">set equality with </text:span>undecidable infinitesimals.</text:p>
      <text:p text:style-name="P13">Here, the `&lt;=&gt;` operator is changed from functional equality to describe this kind of set equality.</text:p>
      <text:p text:style-name="P13">Using any wildcard set, one can prove that `\false` equals `\true`:</text:p>
      <text:p text:style-name="P10"/>
      <text:p text:style-name="P12"><text:span text:style-name="T11">∵</text:span><text:span text:style-name="T8"><text:tab/>∀ w : wildcard { \false &lt;=&gt; w</text:span><text:span text:style-name="T14"> </text:span><text:span text:style-name="T15">}</text:span></text:p>
      <text:p text:style-name="P12"><text:span text:style-name="T12">∵</text:span><text:span text:style-name="T8"><text:tab/>∀ w : wildcard { \true &lt;=&gt; w</text:span><text:span text:style-name="T14"> </text:span><text:span text:style-name="T15">}</text:span></text:p>
      <text:p text:style-name="P10"/>
      <text:p text:style-name="P10"><text:span text:style-name="T10">∴</text:span><text:tab/>∀ _<text:span text:style-name="T13"> : wildcard { \false &lt;=&gt; \true }</text:span></text:p>
      <text:p text:style-name="P10"/>
      <text:p text:style-name="P10"><text:tab/><text:span text:style-name="T13">wildcard : (real → bool) → bool</text:span></text:p>
      <text:p text:style-name="P10"/>
      <text:p text:style-name="P13">The same holds for any set of real numbers. <text:span text:style-name="T16">A wildcard set collapses the consistency of proofs.</text:span></text:p>
      <text:p text:style-name="P13"/>
      <text:p text:style-name="P14">This might seem like a huge problem. However, I claim wildcard sets are not a problem, because:</text:p>
      <text:p text:style-name="P14"/>
      <text:list xml:id="list7684798934496311328" text:style-name="L1">
        <text:list-item>
          <text:p text:style-name="P15">Wildcard sets are impossible to construct using a <text:span text:style-name="T17">decidable</text:span> algorithm <text:span text:style-name="T18">(conjecture)</text:span></text:p>
        </text:list-item>
        <text:list-item>
          <text:p text:style-name="P15">There exists no decidable algorithm for determining all wildcard sets <text:span text:style-name="T18">(conjecture)</text:span></text:p>
        </text:list-item>
        <text:list-item>
          <text:p text:style-name="P15">Proofs that prove inconsistency without wildcard sets are uncountable infinite <text:span text:style-name="T18">(conjecture)</text:span></text:p>
        </text:list-item>
      </text:list>
      <text:p text:style-name="P14"/>
      <text:p text:style-name="P14">So, although it is true that <text:span text:style-name="T17">generalizing propositional logic to undecidable infinitesimals is inconsistent from a classical point of view, this does not lead to inconsistent proofs constructiv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49:00.749125000</meta:creation-date>
    <dc:date>2020-01-13T14:39:48.810220000</dc:date>
    <meta:editing-duration>PT7M4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3" meta:word-count="535" meta:character-count="3043" meta:non-whitespace-character-count="2536"/>
  </office:meta>
</office:document-meta>
</file>